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d7de1" officeooo:paragraph-rsid="001d7de1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officeooo:paragraph-rsid="001d7de1"/>
    </style:style>
    <style:style style:name="P5" style:family="paragraph" style:parent-style-name="Text_20_body">
      <style:paragraph-properties fo:text-align="center" style:justify-single-word="false"/>
      <style:text-properties officeooo:rsid="001e6bca" officeooo:paragraph-rsid="001e6bca"/>
    </style:style>
    <style:style style:name="P6" style:family="paragraph" style:parent-style-name="Text_20_body">
      <style:paragraph-properties fo:text-align="center" style:justify-single-word="false"/>
      <style:text-properties officeooo:rsid="001f909a" officeooo:paragraph-rsid="001f909a"/>
    </style:style>
    <style:style style:name="T1" style:family="text">
      <style:text-properties officeooo:rsid="001e6b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RT</text:h>
      <text:p text:style-name="P2">A write up describing what I created and what each page does for the user</text:p>
      <text:h text:style-name="P3" text:outline-level="2">Nav bar</text:h>
      <text:p text:style-name="P2">The nav bar is frequently accessed to redirect the users to different pages</text:p>
      <text:h text:style-name="P4" text:outline-level="2">Index page</text:h>
      <text:p text:style-name="P2">Currently an empty page I don’t plan on adding nothing to this page as of now as it doesn’t really matter until version 3 when I start implementing design features</text:p>
      <text:h text:style-name="P3" text:outline-level="2">login page</text:h>
      <text:p text:style-name="P2">Accesses the database to allow a registered user to login</text:p>
      <text:h text:style-name="P3" text:outline-level="2">register page</text:h>
      <text:p text:style-name="P2">The register page allows users to make <text:s/>new account and add it to the database <text:span text:style-name="T1">contains a password strength checker to ensure users enter a strong unique password</text:span></text:p>
      <text:h text:style-name="P3" text:outline-level="2">Logout page</text:h>
      <text:p text:style-name="P2">Logout itself is a page that the user doesn’t really see it is only accessed to redirect the user and to terminate the current session of the user and log them out </text:p>
      <text:h text:style-name="P3" text:outline-level="2">css styling</text:h>
      <text:p text:style-name="P2">The styling currently only somewhat resembles what I designed prior I don’t plan on making adjustments to this until version 3 when I attempt to make it look like what I designed after implementing all the features I can as I am more focused on making a functioning design than a good looking design I have planned out a enough time for me to add in styling but if any major issues occur I will focus more on functions than design</text:p>
      <text:h text:style-name="P3" text:outline-level="2">common</text:h>
      <text:p text:style-name="P2">Putting all frequently called functions into one centralised area to be called at a later date </text:p>
      <text:p text:style-name="P5">currently contains all the functions for registering users ,logging users , the user password checking</text:p>
      <text:h text:style-name="P3" text:outline-level="2">dbconn</text:h>
      <text:p text:style-name="P5">Connects the system to the database I have saved an export of the current structure of the database called rolsa_tech.sql in the same folder as this report</text:p>
      <text:p text:style-name="P5"/>
      <text:h text:style-name="P3" text:outline-level="2"><text:soft-page-break/>database</text:h>
      <text:p text:style-name="P5">Currently only contains the users table the bare minimum for a login and register system</text:p>
      <text:p text:style-name="P5">I will be adding many more tables in version 2 and 3 for auditing and for other user groups</text:p>
      <text:h text:style-name="P3" text:outline-level="2">images</text:h>
      <text:p text:style-name="P6">The only image I plan to add is a logo I have put it inside the image folder but wont add it till version 3 when I do design and final touch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50:41.998474600</meta:creation-date>
    <dc:date>2025-11-18T10:11:50.074576300</dc:date>
    <meta:editing-duration>PT9M25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24" meta:word-count="350" meta:character-count="1891" meta:non-whitespace-character-count="1562"/>
  </office:meta>
</office:document-meta>
</file>